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 style:font-pitch="variable"/>
    <style:font-face style:name="Veranda" svg:font-family="Verand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margin-top="0.199cm" fo:margin-bottom="0cm" loext:contextual-spacing="false" fo:text-align="justify" style:justify-single-word="false" style:page-number="auto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3" style:family="paragraph" style:parent-style-name="Standard" style:list-style-name="L1" style:master-page-name="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style:page-number="auto" fo:background-color="transparent" style:writing-mode="lr-tb">
        <style:tab-stops/>
      </style:paragraph-properties>
      <style:text-properties fo:font-weight="bold" officeooo:paragraph-rsid="00222851" style:font-weight-asian="bold" style:font-weight-complex="bold" fo:hyphenate="false" fo:hyphenation-remain-char-count="2" fo:hyphenation-push-char-count="2"/>
    </style:style>
    <style:style style:name="P4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rsid="002a815a" officeooo:paragraph-rsid="002a815a" style:font-weight-asian="bold" style:font-weight-complex="bold" fo:hyphenate="false" fo:hyphenation-remain-char-count="2" fo:hyphenation-push-char-count="2"/>
    </style:style>
    <style:style style:name="P5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rsid="0026ddde" officeooo:paragraph-rsid="0026ddde" style:font-weight-asian="bold" style:font-weight-complex="bold" fo:hyphenate="false" fo:hyphenation-remain-char-count="2" fo:hyphenation-push-char-count="2"/>
    </style:style>
    <style:style style:name="P6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rsid="0028cb21" officeooo:paragraph-rsid="0028cb21" style:font-weight-asian="bold" style:font-weight-complex="bold" fo:hyphenate="false" fo:hyphenation-remain-char-count="2" fo:hyphenation-push-char-count="2"/>
    </style:style>
    <style:style style:name="P7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rsid="002bbdbc" officeooo:paragraph-rsid="002bbdbc" style:font-weight-asian="bold" style:font-weight-complex="bold" fo:hyphenate="false" fo:hyphenation-remain-char-count="2" fo:hyphenation-push-char-count="2"/>
    </style:style>
    <style:style style:name="P8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rsid="002fdfe9" officeooo:paragraph-rsid="002fdfe9" style:font-weight-asian="bold" style:font-weight-complex="bold" fo:hyphenate="false" fo:hyphenation-remain-char-count="2" fo:hyphenation-push-char-count="2"/>
    </style:style>
    <style:style style:name="P9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358c3d" officeooo:paragraph-rsid="00358c3d" style:font-weight-asian="normal" style:font-weight-complex="normal" fo:hyphenate="false" fo:hyphenation-remain-char-count="2" fo:hyphenation-push-char-count="2"/>
    </style:style>
    <style:style style:name="P10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2a815a" officeooo:paragraph-rsid="002a815a" style:font-weight-asian="normal" style:font-weight-complex="normal" fo:hyphenate="false" fo:hyphenation-remain-char-count="2" fo:hyphenation-push-char-count="2"/>
    </style:style>
    <style:style style:name="P11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2bbdbc" officeooo:paragraph-rsid="002d3c67" style:font-weight-asian="normal" style:font-weight-complex="normal" fo:hyphenate="false" fo:hyphenation-remain-char-count="2" fo:hyphenation-push-char-count="2"/>
    </style:style>
    <style:style style:name="P12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2fdfe9" officeooo:paragraph-rsid="002fdfe9" style:font-weight-asian="normal" style:font-weight-complex="normal" fo:hyphenate="false" fo:hyphenation-remain-char-count="2" fo:hyphenation-push-char-count="2"/>
    </style:style>
    <style:style style:name="P13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309fa4" officeooo:paragraph-rsid="00309fa4" style:font-weight-asian="normal" style:font-weight-complex="normal" fo:hyphenate="false" fo:hyphenation-remain-char-count="2" fo:hyphenation-push-char-count="2"/>
    </style:style>
    <style:style style:name="P14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309fa4" officeooo:paragraph-rsid="0031237e" style:font-weight-asian="normal" style:font-weight-complex="normal" fo:hyphenate="false" fo:hyphenation-remain-char-count="2" fo:hyphenation-push-char-count="2"/>
    </style:style>
    <style:style style:name="P15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339595" officeooo:paragraph-rsid="00339595" fo:background-color="transparent" style:font-weight-asian="normal" style:font-weight-complex="normal" fo:hyphenate="false" fo:hyphenation-remain-char-count="2" fo:hyphenation-push-char-count="2"/>
    </style:style>
    <style:style style:name="P16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officeooo:paragraph-rsid="0026ddde" fo:hyphenate="false" fo:hyphenation-remain-char-count="2" fo:hyphenation-push-char-count="2"/>
    </style:style>
    <style:style style:name="P17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officeooo:paragraph-rsid="00222851" fo:hyphenate="false" fo:hyphenation-remain-char-count="2" fo:hyphenation-push-char-count="2"/>
    </style:style>
    <style:style style:name="P18" style:family="paragraph" style:parent-style-name="Standard" style:list-style-name="L1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officeooo:rsid="0028cb21" officeooo:paragraph-rsid="0028cb21" fo:hyphenate="false" fo:hyphenation-remain-char-count="2" fo:hyphenation-push-char-count="2"/>
    </style:style>
    <style:style style:name="T1" style:family="text">
      <style:text-properties officeooo:rsid="00245b77"/>
    </style:style>
    <style:style style:name="T2" style:family="text">
      <style:text-properties officeooo:rsid="0031237e"/>
    </style:style>
    <style:style style:name="T3" style:family="text">
      <style:text-properties officeooo:rsid="00373dd3"/>
    </style:style>
    <style:style style:name="T4" style:family="text">
      <style:text-properties officeooo:rsid="00390dab"/>
    </style:style>
    <style:style style:name="T5" style:family="text">
      <style:text-properties officeooo:rsid="003bbb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d<text:span text:style-name="T3">a-OK</text:span></text:p>
      <text:p text:style-name="P1"/>
      <text:list xml:id="list1251745436337254160" text:style-name="L1">
        <text:list-item>
          <text:p text:style-name="P3">Multi-user</text:p>
        </text:list-item>
        <text:list-item>
          <text:p text:style-name="P4">cross-platform – PC e mobile</text:p>
        </text:list-item>
        <text:list-item>
          <text:p text:style-name="P9">validazione dei campi</text:p>
        </text:list-item>
        <text:list-item>
          <text:p text:style-name="P5">Calendario</text:p>
        </text:list-item>
        <text:list-item>
          <text:p text:style-name="P16">implementa calendario ed eventi / impegni</text:p>
        </text:list-item>
        <text:list-item>
          <text:p text:style-name="P17">implementa rubrica e contatti</text:p>
        </text:list-item>
        <text:list-item>
          <text:p text:style-name="P17">implementa todo-list e attività correnti</text:p>
        </text:list-item>
        <text:list-item>
          <text:p text:style-name="P17">gli impegni hanno collocazione temporale (inizio – fine)</text:p>
        </text:list-item>
        <text:list-item>
          <text:p text:style-name="P17">gli impegni hanno attribut<text:span text:style-name="T5">i</text:span>: ripetizione, allarmi, note, durata</text:p>
        </text:list-item>
        <text:list-item>
          <text:p text:style-name="P17">gli impegni sono classificabili per tipologia</text:p>
        </text:list-item>
        <text:list-item>
          <text:p text:style-name="P17">gli impegni di diverse tipologie sono visualizzati in modo diverso in base al tipo</text:p>
        </text:list-item>
        <text:list-item>
          <text:p text:style-name="P17">le tipologie sono definibili <text:span text:style-name="T1">e modificabili </text:span>dall’utente</text:p>
        </text:list-item>
        <text:list-item>
          <text:p text:style-name="P5">Rubrica</text:p>
        </text:list-item>
        <text:list-item>
          <text:p text:style-name="P18">implementa i contatti</text:p>
        </text:list-item>
        <text:list-item>
          <text:p text:style-name="P18">i contatti sono tipizzati (come per gli impegni)</text:p>
        </text:list-item>
        <text:list-item>
          <text:p text:style-name="P6">ToDo list - Elenco attività in corso</text:p>
        </text:list-item>
        <text:list-item>
          <text:p text:style-name="P10">le attività hanno una data di creazione e una di scadenza</text:p>
        </text:list-item>
        <text:list-item>
          <text:p text:style-name="P7">Funzionalità di analisi</text:p>
        </text:list-item>
        <text:list-item>
          <text:p text:style-name="P11">segnalare in modo automatico il massimo numero di impegni che possono essere preservati nel caso si vogliano spostare/eliminare tutti gli impegni con sovrapposizione</text:p>
        </text:list-item>
        <text:list-item>
          <text:p text:style-name="P11">scelta dell’attività libera tra quelle attualmente in corso (sono quelle attività che non hanno una collocazione temporale precisa) da effettuare nel tempo non occupato da altri impegni</text:p>
        </text:list-item>
        <text:list-item>
          <text:p text:style-name="P8">Diagrammi</text:p>
        </text:list-item>
        <text:list-item>
          <text:p text:style-name="P12">diagramma dei casi d’uso</text:p>
        </text:list-item>
        <text:list-item>
          <text:p text:style-name="P12">diagramma delle classi a livello di dominio</text:p>
        </text:list-item>
        <text:list-item>
          <text:p text:style-name="P12">diagramma delle classi a livello di progettazione</text:p>
        </text:list-item>
        <text:list-item>
          <text:p text:style-name="P13">almeno un diagramma di sequenza</text:p>
        </text:list-item>
        <text:list-item>
          <text:p text:style-name="P14">almeno un diagramma degli stati</text:p>
        </text:list-item>
        <text:list-item>
          <text:p text:style-name="P14"><text:soft-page-break/>almeno un diagramma <text:span text:style-name="T4">di attività</text:span> <text:span text:style-name="T2">(se utile)</text:span></text:p>
        </text:list-item>
        <text:list-item>
          <text:p text:style-name="P15">indicare i design pattern utilizzat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 style:font-pitch="variable"/>
    <style:font-face style:name="Veranda" svg:font-family="Verand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/>
      <style:text-properties style:use-window-font-color="true" style:font-name="Veranda" fo:font-family="Veranda" style:font-pitch="variable" fo:font-size="12pt" fo:language="it" fo:country="IT" officeooo:rsid="00222851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o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Car._20_predefinito_20_paragrafo" style:display-name="Car. predefinito paragrafo" style:family="text"/>
    <style:style style:name="Car._20_predefinito_20_paragrafo1" style:display-name="Car. predefinito paragraf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Mariani</meta:initial-creator>
    <meta:creation-date>2007-03-29T13:51:00</meta:creation-date>
    <dc:date>2018-07-16T19:24:06.893404588</dc:date>
    <meta:print-date>2015-01-22T10:58:00</meta:print-date>
    <meta:editing-cycles>38</meta:editing-cycles>
    <meta:editing-duration>P7DT40M17S</meta:editing-duration>
    <meta:generator>LibreOffice/5.1.6.2$Linux_X86_64 LibreOffice_project/10m0$Build-2</meta:generator>
    <meta:document-statistic meta:table-count="0" meta:image-count="0" meta:object-count="0" meta:page-count="2" meta:paragraph-count="29" meta:word-count="219" meta:character-count="1371" meta:non-whitespace-character-count="1207"/>
  </office:meta>
</office:document-meta>
</file>